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TableColumn3" style:family="table-column">
      <style:table-column-properties style:column-width="1.6131in"/>
    </style:style>
    <style:style style:name="TableColumn4" style:family="table-column">
      <style:table-column-properties style:column-width="1.6465in"/>
    </style:style>
    <style:style style:name="TableColumn5" style:family="table-column">
      <style:table-column-properties style:column-width="1.5166in"/>
    </style:style>
    <style:style style:name="TableColumn6" style:family="table-column">
      <style:table-column-properties style:column-width="1.5166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B4C6E7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  <style:text-properties style:font-weight-complex="bold"/>
    </style:style>
    <style:style style:name="TableCell19" style:family="table-cell">
      <style:table-cell-properties fo:border="0.0069in solid #B4C6E7" style:writing-mode="lr-tb" fo:padding-top="0in" fo:padding-left="0.075in" fo:padding-bottom="0in" fo:padding-right="0.075in"/>
    </style:style>
    <style:style style:name="P20" style:parent-style-name="Standaard" style:family="paragraph">
      <style:paragraph-properties fo:margin-bottom="0in" fo:line-height="100%"/>
    </style:style>
    <style:style style:name="TableCell21" style:family="table-cell">
      <style:table-cell-properties fo:border="0.0069in solid #B4C6E7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 fo:line-height="100%"/>
    </style:style>
    <style:style style:name="TableCell23" style:family="table-cell">
      <style:table-cell-properties fo:border="0.0069in solid #B4C6E7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B4C6E7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 fo:line-height="100%"/>
      <style:text-properties style:font-weight-complex="bold"/>
    </style:style>
    <style:style style:name="TableCell28" style:family="table-cell">
      <style:table-cell-properties fo:border="0.0069in solid #B4C6E7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</style:style>
    <style:style style:name="TableCell30" style:family="table-cell">
      <style:table-cell-properties fo:border="0.0069in solid #B4C6E7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TableCell32" style:family="table-cell">
      <style:table-cell-properties fo:border="0.0069in solid #B4C6E7" style:writing-mode="lr-tb" fo:padding-top="0in" fo:padding-left="0.075in" fo:padding-bottom="0in" fo:padding-right="0.075in"/>
    </style:style>
    <style:style style:name="P33" style:parent-style-name="Standaard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B4C6E7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  <style:text-properties style:font-weight-complex="bold"/>
    </style:style>
    <style:style style:name="TableCell37" style:family="table-cell">
      <style:table-cell-properties fo:border="0.0069in solid #B4C6E7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TableCell39" style:family="table-cell">
      <style:table-cell-properties fo:border="0.0069in solid #B4C6E7" style:writing-mode="lr-tb" fo:padding-top="0in" fo:padding-left="0.075in" fo:padding-bottom="0in" fo:padding-right="0.075in"/>
    </style:style>
    <style:style style:name="P40" style:parent-style-name="Standaard" style:family="paragraph">
      <style:paragraph-properties fo:margin-bottom="0in" fo:line-height="100%"/>
    </style:style>
    <style:style style:name="TableCell41" style:family="table-cell">
      <style:table-cell-properties fo:border="0.0069in solid #B4C6E7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B4C6E7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  <style:text-properties style:font-weight-complex="bold"/>
    </style:style>
    <style:style style:name="TableCell46" style:family="table-cell">
      <style:table-cell-properties fo:border="0.0069in solid #B4C6E7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</style:style>
    <style:style style:name="TableCell48" style:family="table-cell">
      <style:table-cell-properties fo:border="0.0069in solid #B4C6E7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TableCell50" style:family="table-cell">
      <style:table-cell-properties fo:border="0.0069in solid #B4C6E7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B4C6E7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69in solid #B4C6E7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TableCell57" style:family="table-cell">
      <style:table-cell-properties fo:border="0.0069in solid #B4C6E7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B4C6E7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4C6E7" style:writing-mode="lr-tb" fo:padding-top="0in" fo:padding-left="0.075in" fo:padding-bottom="0in" fo:padding-right="0.075in"/>
    </style:style>
    <style:style style:name="P63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4C6E7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TableCell66" style:family="table-cell">
      <style:table-cell-properties fo:border="0.0069in solid #B4C6E7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Cell68" style:family="table-cell">
      <style:table-cell-properties fo:border="0.0069in solid #B4C6E7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B4C6E7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B4C6E7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Cell75" style:family="table-cell">
      <style:table-cell-properties fo:border="0.0069in solid #B4C6E7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TableCell77" style:family="table-cell">
      <style:table-cell-properties fo:border="0.0069in solid #B4C6E7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</style:style>
  </office:automatic-styles>
  <office:body>
    <office:text text:use-soft-page-breaks="true">
      <text:p text:style-name="P1">Moscow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ust</text:p>
          </table:table-cell>
          <table:table-cell table:style-name="TableCell10">
            <text:p text:style-name="P11">Should</text:p>
          </table:table-cell>
          <table:table-cell table:style-name="TableCell12">
            <text:p text:style-name="P13">Could</text:p>
          </table:table-cell>
          <table:table-cell table:style-name="TableCell14">
            <text:p text:style-name="P15">Won’t</text:p>
          </table:table-cell>
        </table:table-row>
        <table:table-row table:style-name="TableRow16">
          <table:table-cell table:style-name="TableCell17">
            <text:p text:style-name="P18">Html/php</text:p>
          </table:table-cell>
          <table:table-cell table:style-name="TableCell19">
            <text:p text:style-name="P20">Link naar live radio</text:p>
          </table:table-cell>
          <table:table-cell table:style-name="TableCell21">
            <text:p text:style-name="P22"/>
          </table:table-cell>
          <table:table-cell table:style-name="TableCell23">
            <text:p text:style-name="P24">Template Engine</text:p>
          </table:table-cell>
        </table:table-row>
        <table:table-row table:style-name="TableRow25">
          <table:table-cell table:style-name="TableCell26">
            <text:p text:style-name="P27">Cross browser</text:p>
          </table:table-cell>
          <table:table-cell table:style-name="TableCell28">
            <text:p text:style-name="P29">Aanpasbare font grote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Responsief<text:s/>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Data base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Standaard"/>
      <text:h text:style-name="Heading1" text:outline-level="1">Planning</text:h>
      <text:p text:style-name="Normal">Week 1</text:p>
      <text:p text:style-name="Normal">Beginnen met de html en css van de homepage, prijsvraag, Top 100 page etc.</text:p>
      <text:p text:style-name="Normal">Week 2 en 3<text:s/></text:p>
      <text:p text:style-name="Normal">Afmaken html en css en beginnen met database connectie</text:p>
      <text:p text:style-name="Normal">Content in de database zetten en in de website implementeren.</text:p>
      <text:p text:style-name="Normal">Week 4</text:p>
      <text:p text:style-name="Normal">CMS maken</text:p>
      <text:h text:style-name="Heading1" text:outline-level="1">Taakverdeling</text:h>
      <text:p text:style-name="Normal">Stijn:<text:s/></text:p>
      <text:p text:style-name="Normal">Header</text:p>
      <text:p text:style-name="Normal">Footer</text:p>
      <text:p text:style-name="Normal">Button met link naar live radio feed</text:p>
      <text:p text:style-name="Normal">Reactie form</text:p>
      <text:p text:style-name="Normal"/>
      <text:p text:style-name="Normal"/>
      <text:p text:style-name="Normal">Kevin:<text:s/></text:p>
      <text:p text:style-name="Normal">Maak database aan + connectie</text:p>
      <text:p text:style-name="Normal">Responsive</text:p>
      <text:p text:style-name="Normal">Aanpasbare font grote</text:p>
      <text:p text:style-name="Normal">Prijsvraag form</text:p>
      <text:p text:style-name="Normal">Search button</text:p>
      <text:p text:style-name="Normal">Paginatio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jn Olthof</meta:initial-creator>
    <dc:creator>Kevin Meijer</dc:creator>
    <meta:creation-date>2015-11-11T13:00:00Z</meta:creation-date>
    <dc:date>2015-11-11T14:53:00Z</dc:date>
    <meta:template xlink:href="Normal" xlink:type="simple"/>
    <meta:editing-cycles>5</meta:editing-cycles>
    <meta:editing-duration>PT1560S</meta:editing-duration>
    <meta:document-statistic meta:page-count="2" meta:paragraph-count="1" meta:word-count="93" meta:character-count="604" meta:row-count="4" meta:non-whitespace-character-count="512"/>
  </office:meta>
</office:document-meta>
</file>